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RRENA Cesar</text:p>
          </table:table-cell>
          <table:table-cell office:value-type="float" office:value="34999406384" calcext:value-type="float">
            <text:p>34999406384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uel Lima Terrena</text:p>
          </table:table-cell>
          <table:table-cell office:value-type="float" office:value="34998008380" calcext:value-type="float">
            <text:p>34998008380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r Agrocerrado</text:p>
          </table:table-cell>
          <table:table-cell office:value-type="float" office:value="34998045241" calcext:value-type="float">
            <text:p>34998045241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ulo Nativa</text:p>
          </table:table-cell>
          <table:table-cell office:value-type="float" office:value="34996692768" calcext:value-type="float">
            <text:p>34996692768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os Elo Agricola</text:p>
          </table:table-cell>
          <table:table-cell office:value-type="float" office:value="34991243163" calcext:value-type="float">
            <text:p>34991243163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ago Hortsoy</text:p>
          </table:table-cell>
          <table:table-cell office:value-type="float" office:value="34992278664" calcext:value-type="float">
            <text:p>34992278664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ney Braga Cultura</text:p>
          </table:table-cell>
          <table:table-cell office:value-type="float" office:value="34998855450" calcext:value-type="float">
            <text:p>34998855450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drigo Protec</text:p>
          </table:table-cell>
          <table:table-cell office:value-type="float" office:value="34988457311" calcext:value-type="float">
            <text:p>34988457311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ctor VEGA</text:p>
          </table:table-cell>
          <table:table-cell office:value-type="float" office:value="34998342216" calcext:value-type="float">
            <text:p>34998342216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ão Marcos Agrojapao</text:p>
          </table:table-cell>
          <table:table-cell office:value-type="float" office:value="34996692528" calcext:value-type="float">
            <text:p>34996692528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lherme Valoriza</text:p>
          </table:table-cell>
          <table:table-cell office:value-type="float" office:value="34991578592" calcext:value-type="float">
            <text:p>34991578592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esley REDEMAQ</text:p>
          </table:table-cell>
          <table:table-cell office:value-type="float" office:value="34996397102" calcext:value-type="float">
            <text:p>34996397102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pecas agricola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binho Valtra</text:p>
          </table:table-cell>
          <table:table-cell office:value-type="float" office:value="34996737563" calcext:value-type="float">
            <text:p>34996737563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fael Ditrasa</text:p>
          </table:table-cell>
          <table:table-cell office:value-type="float" office:value="34999756506" calcext:value-type="float">
            <text:p>34999756506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ilmar Sao Domingos</text:p>
          </table:table-cell>
          <table:table-cell office:value-type="float" office:value="34996613806" calcext:value-type="float">
            <text:p>34996613806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fersson Maqnelson</text:p>
          </table:table-cell>
          <table:table-cell office:value-type="float" office:value="34992091000" calcext:value-type="float">
            <text:p>34992091000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ssio Jonh Deer</text:p>
          </table:table-cell>
          <table:table-cell office:value-type="float" office:value="34996873095" calcext:value-type="float">
            <text:p>34996873095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van Jonh Deer</text:p>
          </table:table-cell>
          <table:table-cell office:value-type="float" office:value="34999829945" calcext:value-type="float">
            <text:p>34999829945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ucas Multisolda</text:p>
          </table:table-cell>
          <table:table-cell office:value-type="float" office:value="34999755496" calcext:value-type="float">
            <text:p>34999755496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nato Torno</text:p>
          </table:table-cell>
          <table:table-cell office:value-type="float" office:value="34999699686" calcext:value-type="float">
            <text:p>34999699686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irley Mecanico</text:p>
          </table:table-cell>
          <table:table-cell office:value-type="float" office:value="34999596288" calcext:value-type="float">
            <text:p>34999596288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sa De Peca Sem Fronteira</text:p>
          </table:table-cell>
          <table:table-cell office:value-type="float" office:value="34998800100" calcext:value-type="float">
            <text:p>34998800100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uri Patos Maquinas</text:p>
          </table:table-cell>
          <table:table-cell office:value-type="float" office:value="34998043225" calcext:value-type="float">
            <text:p>34998043225</text:p>
          </table:table-cell>
          <table:table-cell office:value-type="string" calcext:value-type="string">
            <text:p>VENDED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6:41:23.056000000</meta:creation-date>
    <dc:date>2021-10-25T07:35:20.556000000</dc:date>
    <meta:editing-duration>PT22M46S</meta:editing-duration>
    <meta:editing-cycles>1</meta:editing-cycles>
    <meta:document-statistic meta:table-count="1" meta:cell-count="93" meta:object-count="0"/>
    <meta:generator>LibreOffice/7.2.2.2$Windows_X86_64 LibreOffice_project/02b2acce88a210515b4a5bb2e46cbfb63fe97d56</meta:generator>
  </office:meta>
</office:document-meta>
</file>